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pple Juice</text:p>
          </table:table-cell>
          <table:table-cell office:value-type="string">
            <text:p>F10112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il</text:p>
          </table:table-cell>
          <table:table-cell office:value-type="string">
            <text:p>F13870</text:p>
          </table:table-cell>
          <table:table-cell office:value-type="string">
            <text:p>1/190gm</text:p>
          </table:table-cell>
          <table:table-cell office:value-type="boolean" office:boolean-value="false">
            <text:p>FALSE</text:p>
          </table:table-cell>
          <table:table-cell office:value-type="string">
            <text:p>Leaves, 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y Leaves</text:p>
          </table:table-cell>
          <table:table-cell office:value-type="string">
            <text:p>F13875</text:p>
          </table:table-cell>
          <table:table-cell office:value-type="string">
            <text:p>1/57gm</text:p>
          </table:table-cell>
          <table:table-cell office:value-type="boolean" office:boolean-value="false">
            <text:p>FALSE</text:p>
          </table:table-cell>
          <table:table-cell office:value-type="string">
            <text:p>Whole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914</text:p>
          </table:table-cell>
          <table:table-cell office:value-type="string">
            <text:p>2/2.3kg</text:p>
          </table:table-cell>
          <table:table-cell office:value-type="boolean" office:boolean-value="false">
            <text:p>FALSE</text:p>
          </table:table-cell>
          <table:table-cell office:value-type="string">
            <text:p>Groun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881</text:p>
          </table:table-cell>
          <table:table-cell office:value-type="string">
            <text:p>1/2.1kg</text:p>
          </table:table-cell>
          <table:table-cell office:value-type="boolean" office:boolean-value="false">
            <text:p>FALSE</text:p>
          </table:table-cell>
          <table:table-cell office:value-type="string">
            <text:p>Cracke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99997</text:p>
          </table:table-cell>
          <table:table-cell office:value-type="string">
            <text:p>6/1000</text:p>
          </table:table-cell>
          <table:table-cell office:value-type="boolean" office:boolean-value="false">
            <text:p>FALSE</text:p>
          </table:table-cell>
          <table:table-cell office:value-type="string">
            <text:p>Ground, Individua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jun Seasoning</text:p>
          </table:table-cell>
          <table:table-cell office:value-type="string">
            <text:p>F14213</text:p>
          </table:table-cell>
          <table:table-cell office:value-type="string">
            <text:p>1/675gn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Broom</text:p>
          </table:table-cell>
          <table:table-cell office:value-type="string">
            <text:p>F55430</text:p>
          </table:table-cell>
          <table:table-cell office:value-type="string">
            <text:p>1/only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anberry Juice</text:p>
          </table:table-cell>
          <table:table-cell office:value-type="string">
            <text:p>F10174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 office:value-type="string">
            <text:p>Cocktail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urry Powder</text:p>
          </table:table-cell>
          <table:table-cell office:value-type="string">
            <text:p>F99998</text:p>
          </table:table-cell>
          <table:table-cell office:value-type="string">
            <text:p>1/52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egreaser</text:p>
          </table:table-cell>
          <table:table-cell office:value-type="string">
            <text:p>F735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ench Dressing</text:p>
          </table:table-cell>
          <table:table-cell office:value-type="string">
            <text:p>F05012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Hair Nets</text:p>
          </table:table-cell>
          <table:table-cell office:value-type="string">
            <text:p>F55804</text:p>
          </table:table-cell>
          <table:table-cell office:value-type="string">
            <text:p>1/144's</text:p>
          </table:table-cell>
          <table:table-cell office:value-type="boolean" office:boolean-value="true">
            <text:p>TRUE</text:p>
          </table:table-cell>
          <table:table-cell office:value-type="string">
            <text:p>Invisible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F05020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9</text:p>
          </table:table-cell>
          <table:table-cell office:value-type="string">
            <text:p>24/275ml</text:p>
          </table:table-cell>
          <table:table-cell office:value-type="boolean" office:boolean-value="false">
            <text:p>FALSE</text:p>
          </table:table-cell>
          <table:table-cell office:value-type="string">
            <text:p>Upside Down, Squeez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alt Vinegar</text:p>
          </table:table-cell>
          <table:table-cell office:value-type="string">
            <text:p>F07275</text:p>
          </table:table-cell>
          <table:table-cell office:value-type="string">
            <text:p>1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pkin</text:p>
          </table:table-cell>
          <table:table-cell office:value-type="string">
            <text:p>F55246</text:p>
          </table:table-cell>
          <table:table-cell office:value-type="string">
            <text:p>8/500's</text:p>
          </table:table-cell>
          <table:table-cell office:value-type="boolean" office:boolean-value="false">
            <text:p>FALSE</text:p>
          </table:table-cell>
          <table:table-cell office:value-type="string">
            <text:p>Cocktail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ko</text:p>
          </table:table-cell>
          <table:table-cell office:value-type="string">
            <text:p>F09041</text:p>
          </table:table-cell>
          <table:table-cell office:value-type="string">
            <text:p>1/11.4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chment Paper</text:p>
          </table:table-cell>
          <table:table-cell office:value-type="string">
            <text:p>F55644</text:p>
          </table:table-cell>
          <table:table-cell office:value-type="string">
            <text:p>1/1000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Knives</text:p>
          </table:table-cell>
          <table:table-cell office:value-type="string">
            <text:p>F54970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d Wine Vinegar</text:p>
          </table:table-cell>
          <table:table-cell office:value-type="string">
            <text:p>F07295</text:p>
          </table:table-cell>
          <table:table-cell office:value-type="string">
            <text:p>2/5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0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99993</text:p>
          </table:table-cell>
          <table:table-cell office:value-type="string">
            <text:p>1/6000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eafood Sauce</text:p>
          </table:table-cell>
          <table:table-cell office:value-type="string">
            <text:p>F06481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oons</text:p>
          </table:table-cell>
          <table:table-cell office:value-type="string">
            <text:p>F99994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ray Bottle Triggers</text:p>
          </table:table-cell>
          <table:table-cell office:value-type="string">
            <text:p>F71100</text:p>
          </table:table-cell>
          <table:table-cell office:value-type="string">
            <text:p>1/each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ray Bottles</text:p>
          </table:table-cell>
          <table:table-cell office:value-type="string">
            <text:p>F71106</text:p>
          </table:table-cell>
          <table:table-cell office:value-type="string">
            <text:p>1/each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riracha</text:p>
          </table:table-cell>
          <table:table-cell office:value-type="string">
            <text:p>F06462</text:p>
          </table:table-cell>
          <table:table-cell office:value-type="string">
            <text:p>12/740ml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50</text:p>
          </table:table-cell>
          <table:table-cell office:value-type="string">
            <text:p>1000/3.5gm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Seasoning</text:p>
          </table:table-cell>
          <table:table-cell office:value-type="string">
            <text:p>F99999</text:p>
          </table:table-cell>
          <table:table-cell office:value-type="string">
            <text:p>1/66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owl Lids</text:p>
          </table:table-cell>
          <table:table-cell office:value-type="string">
            <text:p>F99995</text:p>
          </table:table-cell>
          <table:table-cell office:value-type="string">
            <text:p>1/100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owls</text:p>
          </table:table-cell>
          <table:table-cell office:value-type="string">
            <text:p>F99996</text:p>
          </table:table-cell>
          <table:table-cell office:value-type="string">
            <text:p>500/12o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F10900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Orange Pekoe, Red R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Toothpicks</text:p>
          </table:table-cell>
          <table:table-cell office:value-type="string">
            <text:p>F55505</text:p>
          </table:table-cell>
          <table:table-cell office:value-type="string">
            <text:p>1/750's</text:p>
          </table:table-cell>
          <table:table-cell office:value-type="boolean" office:boolean-value="true">
            <text:p>TRUE</text:p>
          </table:table-cell>
          <table:table-cell office:value-type="string">
            <text:p>Club, 3.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0</text:p>
          </table:table-cell>
          <table:table-cell office:value-type="string">
            <text:p>500/9gm</text:p>
          </table:table-cell>
          <table:table-cell office:value-type="boolean" office:boolean-value="false">
            <text:p>FALSE</text:p>
          </table:table-cell>
          <table:table-cell office:value-type="string">
            <text:p>White, Individual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2:Sheet1.H1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2021-09-07</text:date>, <text:time>00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9-07T00:28:02.09</dc:date>
    <dc:creator>Anomic Aphasia</dc:creator>
    <meta:editing-duration>PT4H50M31S</meta:editing-duration>
    <meta:editing-cycles>15</meta:editing-cycles>
    <meta:document-statistic meta:table-count="1" meta:cell-count="1316" meta:object-count="0"/>
  </office:meta>
</office:document-meta>
</file>